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justify" style:justify-single-word="false"/>
    </style:style>
    <style:style style:name="P2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>
      <style:paragraph-properties fo:margin-top="0in" fo:margin-bottom="0in"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.No. 6</text:span></text:p>
      <text:p text:style-name="P1"><text:span text:style-name="T3">Write a program to implement the Gaussian mixture model. Compute the accuracy of the classifier, considering few test data sets.</text:span></text:p>
      <text:p text:style-name="P1"><text:span text:style-name="T3">Tools: Rapid Miner, Python, Scikitlearn, Anaconda navigator</text:span></text:p>
      <text:p text:style-name="P2"/>
      <text:p text:style-name="P1"><text:span text:style-name="T4">Algorithm</text:span></text:p>
      <text:list xml:id="list3393854911072683749" text:style-name="WWNum1">
        <text:list-item>
          <text:p text:style-name="P4"><text:span text:style-name="T2">Initialize the mean μk, the covariance matrix μk, and the mixing coefficients μk by some random variables.</text:span></text:p>
        </text:list-item>
        <text:list-item>
          <text:p text:style-name="P4"><text:span text:style-name="T2">Compute the μk</text:span></text:p>
        </text:list-item>
        <text:list-item>
          <text:p text:style-name="P4"><text:span text:style-name="T2">Again, estimate all the parameters using the current μk values</text:span></text:p>
        </text:list-item>
        <text:list-item>
          <text:p text:style-name="P4"><text:span text:style-name="T2">Compute log-likelihood function.</text:span></text:p>
        </text:list-item>
        <text:list-item>
          <text:p text:style-name="P4"><text:span text:style-name="T2">Put some convergence criterion</text:span></text:p>
        </text:list-item>
      </text:list>
      <text:p text:style-name="Standard"><text:span text:style-name="T2">If the log-likelihood value converges to some value (or if all the parameters converge to some values) then stop, else return to Step 2.</text:span></text:p>
      <text:p text:style-name="Standard">import numpy as np</text:p>
      <text:p text:style-name="Standard">import pandas as pd</text:p>
      <text:p text:style-name="Standard">import matplotlib.pyplot as plt</text:p>
      <text:p text:style-name="Standard">import seaborn as sns</text:p>
      <text:p text:style-name="Standard">from sklearn.mixture import GaussianMixture</text:p>
      <text:p text:style-name="Standard">from sklearn.datasets import load_iris</text:p>
      <text:p text:style-name="Standard">from sklearn.model_selection import train_test_split</text:p>
      <text:p text:style-name="Standard">from sklearn.preprocessing import StandardScaler</text:p>
      <text:p text:style-name="Standard">from sklearn.decomposition import PCA</text:p>
      <text:p text:style-name="Standard">from sklearn.metrics import accuracy_score, confusion_matrix</text:p>
      <text:p text:style-name="Standard"/>
      <text:p text:style-name="Standard"># -----------------------------</text:p>
      <text:p text:style-name="Standard"># 1. Load dataset</text:p>
      <text:p text:style-name="Standard"># -----------------------------</text:p>
      <text:p text:style-name="Standard">iris = load_iris()</text:p>
      <text:p text:style-name="Standard">X = iris.data</text:p>
      <text:p text:style-name="Standard"><text:soft-page-break/>y = iris.target</text:p>
      <text:p text:style-name="Standard">target_names = iris.target_names</text:p>
      <text:p text:style-name="Standard"/>
      <text:p text:style-name="Standard"># -----------------------------</text:p>
      <text:p text:style-name="Standard"># 2. Standardize data</text:p>
      <text:p text:style-name="Standard"># -----------------------------</text:p>
      <text:p text:style-name="Standard">scaler = StandardScaler()</text:p>
      <text:p text:style-name="Standard">X_scaled = scaler.fit_transform(X)</text:p>
      <text:p text:style-name="Standard"/>
      <text:p text:style-name="Standard"># -----------------------------</text:p>
      <text:p text:style-name="Standard"># 3. Split into training and test sets</text:p>
      <text:p text:style-name="Standard"># -----------------------------</text:p>
      <text:p text:style-name="Standard">X_train, X_test, y_train, y_test = train_test_split(</text:p>
      <text:p text:style-name="Standard">    X_scaled, y, test_size=0.2, random_state=42, stratify=y</text:p>
      <text:p text:style-name="Standard">)</text:p>
      <text:p text:style-name="Standard"/>
      <text:p text:style-name="Standard"># -----------------------------</text:p>
      <text:p text:style-name="Standard"># 4. Train GMM model</text:p>
      <text:p text:style-name="Standard"># -----------------------------</text:p>
      <text:p text:style-name="Standard">gmm = GaussianMixture(n_components=3, random_state=42)</text:p>
      <text:p text:style-name="Standard">gmm.fit(X_train)</text:p>
      <text:p text:style-name="Standard"/>
      <text:p text:style-name="Standard"># Predict clusters</text:p>
      <text:p text:style-name="Standard">y_train_pred = gmm.predict(X_train)</text:p>
      <text:p text:style-name="Standard">y_test_pred = gmm.predict(X_test)</text:p>
      <text:p text:style-name="Standard"/>
      <text:p text:style-name="Standard"># -----------------------------</text:p>
      <text:p text:style-name="Standard"># 5. Map GMM clusters to real classes</text:p>
      <text:p text:style-name="Standard"># -----------------------------</text:p>
      <text:p text:style-name="Standard">cluster_map = {}</text:p>
      <text:p text:style-name="Standard">for cluster in np.unique(y_train_pred):</text:p>
      <text:p text:style-name="Standard"><text:soft-page-break/>    indices = np.where(y_train_pred == cluster)</text:p>
      <text:p text:style-name="Standard">    mapped_class = np.bincount(y_train[indices]).argmax()</text:p>
      <text:p text:style-name="Standard">    cluster_map[cluster] = mapped_class</text:p>
      <text:p text:style-name="Standard"/>
      <text:p text:style-name="Standard">y_train_mapped = np.array([cluster_map[c] for c in y_train_pred])</text:p>
      <text:p text:style-name="Standard">y_test_mapped = np.array([cluster_map[c] for c in y_test_pred])</text:p>
      <text:p text:style-name="Standard"/>
      <text:p text:style-name="Standard"># -----------------------------</text:p>
      <text:p text:style-name="Standard"># 6. Compute accuracy</text:p>
      <text:p text:style-name="Standard"># -----------------------------</text:p>
      <text:p text:style-name="Standard">train_acc = accuracy_score(y_train, y_train_mapped)</text:p>
      <text:p text:style-name="Standard">test_acc = accuracy_score(y_test, y_test_mapped)</text:p>
      <text:p text:style-name="Standard"/>
      <text:p text:style-name="Standard">print(f"Training Accuracy: {train_acc:.2%}")</text:p>
      <text:p text:style-name="Standard">print(f"Test Accuracy: {test_acc:.2%}")</text:p>
      <text:p text:style-name="Standard"/>
      <text:p text:style-name="Standard"># -----------------------------</text:p>
      <text:p text:style-name="Standard"># 7. Confusion Matrix Heatmap</text:p>
      <text:p text:style-name="Standard"># -----------------------------</text:p>
      <text:p text:style-name="Standard">cm = confusion_matrix(y_test, y_test_mapped)</text:p>
      <text:p text:style-name="Standard">plt.figure(figsize=(6, 5))</text:p>
      <text:p text:style-name="Standard">sns.heatmap(cm, annot=True, fmt="d", cmap="Blues",</text:p>
      <text:p text:style-name="Standard">            xticklabels=target_names, yticklabels=target_names)</text:p>
      <text:p text:style-name="Standard">plt.xlabel("Predicted", fontsize=12)</text:p>
      <text:p text:style-name="Standard">plt.ylabel("Actual", fontsize=12)</text:p>
      <text:p text:style-name="Standard">plt.title("Confusion Matrix - Test Data", fontsize=14)</text:p>
      <text:p text:style-name="Standard">plt.show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2f5496" fo:border-bottom="0.0071in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dra Navaroj</meta:initial-creator>
    <meta:editing-cycles>1</meta:editing-cycles>
    <meta:creation-date>2025-08-29T04:23:00</meta:creation-date>
    <dc:date>2026-04-15T12:07:54.72</dc:date>
    <meta:editing-duration>PT2S</meta:editing-duration>
    <meta:generator>OpenOffice/4.1.15$Win32 OpenOffice.org_project/4115m2$Build-9813</meta:generator>
    <meta:document-statistic meta:table-count="0" meta:image-count="0" meta:object-count="0" meta:page-count="3" meta:paragraph-count="74" meta:word-count="316" meta:character-count="28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